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officeooo:rsid="000e118a" officeooo:paragraph-rsid="000e118a" style:font-size-asian="10.5pt" style:font-size-complex="12pt"/>
    </style:style>
    <style:style style:name="P2" style:family="paragraph" style:parent-style-name="Standard">
      <style:text-properties officeooo:paragraph-rsid="000c1366"/>
    </style:style>
    <style:style style:name="P3" style:family="paragraph" style:parent-style-name="Standard">
      <style:text-properties style:font-name="Arial"/>
    </style:style>
    <style:style style:name="P4" style:family="paragraph" style:parent-style-name="Standard">
      <style:text-properties style:font-name="Arial" officeooo:rsid="000c1366" officeooo:paragraph-rsid="000c1366"/>
    </style:style>
    <style:style style:name="P5" style:family="paragraph" style:parent-style-name="Standard">
      <style:text-properties style:font-name="Arial" fo:font-size="14pt" officeooo:rsid="000c1366" officeooo:paragraph-rsid="000c1366" style:font-size-asian="14pt" style:font-size-complex="14pt"/>
    </style:style>
    <style:style style:name="P6" style:family="paragraph" style:parent-style-name="Standard">
      <style:text-properties style:font-name="Arial" officeooo:paragraph-rsid="000c1366"/>
    </style:style>
    <style:style style:name="P7" style:family="paragraph" style:parent-style-name="Standard">
      <style:text-properties officeooo:paragraph-rsid="000e118a"/>
    </style:style>
    <style:style style:name="P8" style:family="paragraph" style:parent-style-name="Standard">
      <style:text-properties officeooo:paragraph-rsid="000e5af8"/>
    </style:style>
    <style:style style:name="P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4pt" fo:letter-spacing="normal" fo:font-style="normal" fo:font-weight="normal" style:font-size-asian="14pt" style:font-size-complex="14pt"/>
    </style:style>
    <style:style style:name="P10" style:family="paragraph" style:parent-style-name="Standard">
      <style:text-properties fo:font-variant="normal" fo:text-transform="none" style:font-name="Roboto" fo:font-size="18pt" fo:letter-spacing="normal" fo:font-style="normal" fo:font-weight="normal" officeooo:paragraph-rsid="000c1366" style:font-size-asian="14pt" style:font-size-complex="14pt"/>
    </style:style>
    <style:style style:name="P11" style:family="paragraph" style:parent-style-name="Standard">
      <style:text-properties fo:font-variant="normal" fo:text-transform="none" style:font-name="Arial" fo:font-size="14pt" fo:letter-spacing="normal" fo:font-style="normal" fo:font-weight="normal" officeooo:rsid="000c1366" officeooo:paragraph-rsid="000c1366" style:font-size-asian="12.25pt" style:font-size-complex="14pt"/>
    </style:style>
    <style:style style:name="P12" style:family="paragraph" style:parent-style-name="Standard">
      <style:text-properties fo:font-variant="normal" fo:text-transform="none" fo:color="#000000" loext:opacity="100%" style:font-name="Arial" fo:font-size="14pt" fo:letter-spacing="normal" fo:font-style="normal" fo:font-weight="normal" officeooo:rsid="000c1366" officeooo:paragraph-rsid="000c1366" style:font-size-asian="14pt" style:font-size-complex="14pt"/>
    </style:style>
    <style:style style:name="P13" style:family="paragraph" style:parent-style-name="Standard">
      <style:text-properties fo:font-variant="normal" fo:text-transform="none" fo:color="#000000" loext:opacity="100%" style:font-name="Arial" fo:font-size="14pt" fo:letter-spacing="normal" fo:font-style="normal" fo:font-weight="normal" officeooo:rsid="000e118a" officeooo:paragraph-rsid="000e118a" style:font-size-asian="14pt" style:font-size-complex="14pt"/>
    </style:style>
    <style:style style:name="P14" style:family="paragraph" style:parent-style-name="Standard">
      <style:text-properties fo:font-variant="normal" fo:text-transform="none" fo:color="#000000" loext:opacity="100%" style:font-name="Arial" fo:font-size="12pt" fo:letter-spacing="normal" fo:font-style="normal" fo:font-weight="normal" officeooo:rsid="000e118a" officeooo:paragraph-rsid="000e118a" style:font-size-asian="12pt" style:font-size-complex="12pt"/>
    </style:style>
    <style:style style:name="P15" style:family="paragraph" style:parent-style-name="Standard">
      <style:text-properties fo:font-variant="normal" fo:text-transform="none" fo:color="#000000" loext:opacity="100%" style:font-name="Arial" fo:font-size="12pt" fo:letter-spacing="normal" fo:font-style="normal" fo:font-weight="normal" officeooo:rsid="000e5af8" officeooo:paragraph-rsid="000e5af8" style:font-size-asian="12pt" style:font-size-complex="12pt"/>
    </style:style>
    <style:style style:name="P16" style:family="paragraph" style:parent-style-name="Standard">
      <style:text-properties fo:font-variant="normal" fo:text-transform="none" fo:color="#000000" loext:opacity="100%" style:font-name="Arial" fo:font-size="12pt" fo:letter-spacing="normal" fo:font-style="normal" fo:font-weight="normal" officeooo:rsid="000e118a" officeooo:paragraph-rsid="000e118a" style:font-size-asian="10.5pt" style:font-size-complex="12pt"/>
    </style:style>
    <style:style style:name="P17" style:family="paragraph" style:parent-style-name="Standard">
      <style:text-properties fo:font-variant="normal" fo:text-transform="none" fo:color="#000000" loext:opacity="100%" style:font-name="Arial" fo:font-size="12pt" fo:letter-spacing="normal" fo:font-style="normal" fo:font-weight="normal" officeooo:rsid="000e118a" officeooo:paragraph-rsid="000e5af8" style:font-size-asian="10.5pt" style:font-size-complex="12pt"/>
    </style:style>
    <style:style style:name="P18" style:family="paragraph" style:parent-style-name="Standard">
      <style:text-properties fo:font-variant="normal" fo:text-transform="none" fo:color="#000000" loext:opacity="100%" style:font-name="Arial" fo:font-size="12pt" fo:letter-spacing="normal" fo:font-style="normal" fo:font-weight="normal" officeooo:rsid="000e5af8" officeooo:paragraph-rsid="000e118a" style:font-size-asian="10.5pt" style:font-size-complex="12pt"/>
    </style:style>
    <style:style style:name="P19" style:family="paragraph" style:parent-style-name="Standard">
      <style:text-properties fo:font-variant="normal" fo:text-transform="none" fo:color="#000000" loext:opacity="100%" style:font-name="Arial" fo:font-size="12pt" fo:letter-spacing="normal" fo:font-style="normal" fo:font-weight="normal" officeooo:rsid="000e5af8" officeooo:paragraph-rsid="000e5af8" style:font-size-asian="10.5pt" style:font-size-complex="12pt"/>
    </style:style>
    <style:style style:name="P20" style:family="paragraph" style:parent-style-name="Standard">
      <style:text-properties fo:font-variant="normal" fo:text-transform="none" fo:color="#000000" loext:opacity="100%" style:font-name="Arial" fo:font-size="12pt" fo:letter-spacing="normal" fo:font-style="normal" fo:font-weight="normal" officeooo:rsid="000f0692" officeooo:paragraph-rsid="000f0692" style:font-size-asian="10.5pt" style:font-size-complex="12pt"/>
    </style:style>
    <style:style style:name="P21" style:family="paragraph" style:parent-style-name="Standard">
      <style:text-properties style:font-name="Arial"/>
    </style:style>
    <style:style style:name="P22" style:family="paragraph" style:parent-style-name="Standard">
      <style:text-properties style:font-name="Arial" officeooo:rsid="000f0692" officeooo:paragraph-rsid="000f0692"/>
    </style:style>
    <style:style style:name="T1" style:family="text">
      <style:text-properties fo:font-size="16pt"/>
    </style:style>
    <style:style style:name="T2" style:family="text">
      <style:text-properties fo:font-variant="normal" fo:text-transform="none" style:font-name="Arial" fo:font-size="14pt" fo:letter-spacing="normal" fo:font-style="normal" fo:font-weight="normal" officeooo:rsid="000c1366" style:font-size-asian="12.25pt" style:font-size-complex="14pt"/>
    </style:style>
    <style:style style:name="T3" style:family="text">
      <style:text-properties fo:font-variant="normal" fo:text-transform="none" style:font-name="Arial" fo:font-size="14pt" fo:letter-spacing="normal" fo:font-style="normal" fo:font-weight="normal" style:font-size-asian="14pt" style:font-size-complex="14pt"/>
    </style:style>
    <style:style style:name="T4" style:family="text">
      <style:text-properties fo:font-variant="normal" fo:text-transform="none" fo:font-size="14pt" fo:letter-spacing="normal" fo:font-style="normal" fo:font-weight="normal" style:font-size-asian="14pt" style:font-size-complex="14pt"/>
    </style:style>
    <style:style style:name="T5" style:family="text">
      <style:text-properties fo:font-variant="normal" fo:text-transform="none" fo:font-size="13.6000003814697pt" fo:letter-spacing="normal" fo:font-style="normal" fo:font-weight="normal" style:font-size-asian="14pt" style:font-size-complex="14pt"/>
    </style:style>
    <style:style style:name="T6" style:family="text">
      <style:text-properties fo:font-variant="normal" fo:text-transform="none" fo:font-size="18pt" fo:letter-spacing="normal" fo:font-style="normal" fo:font-weight="normal" style:font-size-asian="14pt" style:font-size-complex="14pt"/>
    </style:style>
    <style:style style:name="T7" style:family="text">
      <style:text-properties fo:font-variant="normal" fo:text-transform="none" fo:color="#000000" loext:opacity="100%" style:font-name="Arial" fo:font-size="14pt" fo:letter-spacing="normal" fo:font-style="normal" fo:font-weight="normal" style:font-size-asian="14pt" style:font-size-complex="14pt"/>
    </style:style>
    <style:style style:name="T8" style:family="text">
      <style:text-properties fo:font-variant="normal" fo:text-transform="none" fo:color="#000000" loext:opacity="100%" style:font-name="Arial" fo:font-size="14pt" fo:letter-spacing="normal" fo:font-style="normal" fo:font-weight="normal" officeooo:rsid="000c1366" style:font-size-asian="14pt" style:font-size-complex="14pt"/>
    </style:style>
    <style:style style:name="T9" style:family="text">
      <style:text-properties fo:font-variant="normal" fo:text-transform="none" fo:color="#000000" loext:opacity="100%" style:font-name="Arial"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loext:opacity="100%" style:font-name="Arial" fo:font-size="14pt" fo:letter-spacing="normal" fo:font-style="normal" fo:font-weight="normal" officeooo:rsid="000c1366" style:font-size-asian="12.25pt" style:font-size-complex="14pt"/>
    </style:style>
    <style:style style:name="T11" style:family="text">
      <style:text-properties fo:font-variant="normal" fo:text-transform="none" fo:color="#000000" loext:opacity="100%" style:font-name="Arial" fo:font-size="12pt" fo:letter-spacing="normal" fo:font-style="normal" fo:font-weight="normal" officeooo:rsid="000e118a" style:font-size-asian="12pt" style:font-size-complex="12pt"/>
    </style:style>
    <style:style style:name="T12" style:family="text">
      <style:text-properties fo:font-variant="normal" fo:text-transform="none" fo:color="#000000" loext:opacity="100%" style:font-name="Arial" fo:font-size="12pt" fo:letter-spacing="normal" fo:font-style="normal" fo:font-weight="normal" officeooo:rsid="000e5af8" style:font-size-asian="12pt" style:font-size-complex="12pt"/>
    </style:style>
    <style:style style:name="T13" style:family="text">
      <style:text-properties fo:font-variant="normal" fo:text-transform="none" fo:color="#000000" loext:opacity="100%" style:font-name="Arial" fo:font-size="12pt" fo:letter-spacing="normal" fo:font-style="normal" fo:font-weight="normal" officeooo:rsid="000e118a" style:font-size-asian="10.5pt" style:font-size-complex="12pt"/>
    </style:style>
    <style:style style:name="T14" style:family="text">
      <style:text-properties fo:font-variant="normal" fo:text-transform="none" fo:color="#000000" loext:opacity="100%" style:font-name="Arial" fo:font-size="12pt" fo:letter-spacing="normal" fo:font-style="normal" fo:font-weight="normal" officeooo:rsid="000e5af8" style:font-size-asian="10.5pt" style:font-size-complex="12pt"/>
    </style:style>
    <style:style style:name="T15" style:family="text">
      <style:text-properties fo:font-variant="normal" fo:text-transform="none" fo:color="#000000" loext:opacity="100%" style:font-name="Arial" fo:letter-spacing="normal" fo:font-style="normal" fo:font-weight="normal"/>
    </style:style>
    <style:style style:name="T16" style:family="text">
      <style:text-properties fo:font-variant="normal" fo:text-transform="none" fo:color="#000000" loext:opacity="100%" style:font-name="Arial" fo:letter-spacing="normal" fo:font-style="normal" fo:font-weight="normal" officeooo:rsid="000e5af8"/>
    </style:style>
    <style:style style:name="T17" style:family="text">
      <style:text-properties fo:font-size="12pt" officeooo:rsid="000c1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2">SUYOG DHAKAL 075BCT092</text:p>
      <text:p text:style-name="P3"/>
      <text:p text:style-name="P4"><text:tab/><text:tab/><text:tab/><text:tab/><text:span text:style-name="T1">Singly Linked List</text:span></text:p>
      <text:p text:style-name="P5"/>
      <text:p text:style-name="P5">singly linked list as stack</text:p>
      <text:p text:style-name="P6"><text:span text:style-name="T17"><text:tab/></text:span><text:span text:style-name="T4">A stack can be easily implemented through the linked list. In stack Implementation, a stack contains a top pointer. which is “head” of the stack where pushing and popping items happens at the head of the list. </text:span><text:span text:style-name="T5">The main advantage of using linked list over an arrays is that it is possible to implements a stack that can shrink or grow as much as needed. In using array will put a restriction to the maximum capacity of the array which can lead to stack overflow. Here each new node will be dynamically allocate. so overflow is not possible.</text:span><text:span text:style-name="T6"> </text:span></text:p>
      <text:p text:style-name="P10"/>
      <text:p text:style-name="P11">Singly linked list as queue</text:p>
      <text:p text:style-name="P2"><text:span text:style-name="T2"><text:tab/></text:span><text:span text:style-name="T7">The storage requirement of linked representation of a queue with n elements is o(n) while the time requirement for operations is o(1).</text:span><text:span text:style-name="T3"> </text:span><text:span text:style-name="T10">In a linked queue, each node of the queue consists of two parts i.e. data part and the link part. Each element of the queue points to its immediate next element in the memory.</text:span><text:span text:style-name="T8"> In the linked queue, there are two pointers maintained in the memory i.e. front pointer and rear pointer. The front pointer contains the address of the starting element of the queue while the rear pointer contains the address of the last element of the queue. </text:span></text:p>
      <text:p text:style-name="P12"/>
      <text:p text:style-name="P12"/>
      <text:p text:style-name="P12">Addition of polynomial using linked list</text:p>
      <text:p text:style-name="P2"><text:span text:style-name="T8"><text:tab/></text:span><text:span text:style-name="T7">In the</text:span><text:span text:style-name="T9"> </text:span><text:span text:style-name="Strong_20_Emphasis"><text:span text:style-name="T9">Polynomial linked list</text:span></text:span><text:span text:style-name="T9">,</text:span><text:span text:style-name="T7"> the coefficients and exponents of the polynomial are defined as the data node of the list.</text:span></text:p>
      <text:p text:style-name="P9">For adding two polynomials that are stored as a linked list. We need to add the coefficients of variables with the same power. In a linked list node contains 3 members, coefficient value link to the next nod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3">Algorithm for implementation of stack using linked list</text:p>
      <text:p text:style-name="P14"/>
      <text:p text:style-name="P14">1.start</text:p>
      <text:p text:style-name="P14">2.class Node{int data, Node* next,* top;};</text:p>
      <text:p text:style-name="P15">3.Node(){top==NULL;}</text:p>
      <text:p text:style-name="P7"><text:span text:style-name="T12">4</text:span><text:span text:style-name="T11">. push(int data){</text:span></text:p>
      <text:p text:style-name="P14"><text:tab/>Node* temp = new Node();</text:p>
      <text:p text:style-name="P14"><text:tab/>temp→data = data;</text:p>
      <text:p text:style-name="P14"><text:tab/>temp→next = top;</text:p>
      <text:p text:style-name="P14"><text:tab/>top = temp;</text:p>
      <text:p text:style-name="P14"><text:s text:c="3"/>}</text:p>
      <text:p text:style-name="P7"><text:span text:style-name="T12">5</text:span><text:span text:style-name="T11">. pop(){</text:span></text:p>
      <text:p text:style-name="P14"><text:tab/>if(top==NULL) print stack underflow</text:p>
      <text:p text:style-name="P14"><text:tab/>Node* temp;</text:p>
      <text:p text:style-name="P14"><text:tab/>temp = top;</text:p>
      <text:p text:style-name="P14"><text:tab/>top = top→next;</text:p>
      <text:p text:style-name="P14"><text:tab/>delete temp;</text:p>
      <text:p text:style-name="P14">}</text:p>
      <text:p text:style-name="P7"><text:span text:style-name="T12">6</text:span><text:span text:style-name="T11">. display(){</text:span></text:p>
      <text:p text:style-name="P14"><text:tab/>Node* temp = top;</text:p>
      <text:p text:style-name="P14"><text:tab/>while(temp != NULL){</text:p>
      <text:p text:style-name="P14"><text:tab/><text:tab/>print temp→data;</text:p>
      <text:p text:style-name="P14"><text:tab/><text:tab/>temp = temp→next;</text:p>
      <text:p text:style-name="P14"><text:tab/>}</text:p>
      <text:p text:style-name="P14"><text:s text:c="2"/>}</text:p>
      <text:p text:style-name="P7"><text:span text:style-name="T12">7</text:span><text:span text:style-name="T11">.en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3">Algorithm of implementation of queue using linked list</text:p>
      <text:p text:style-name="P13"/>
      <text:p text:style-name="P16">1.start</text:p>
      <text:p text:style-name="P16">2.class Node{int data; Node* next,* front,* rear;};</text:p>
      <text:p text:style-name="P17">3.Node(){front = NULL; rear=NULL;</text:p>
      <text:p text:style-name="P8"><text:span text:style-name="T13"><text:s/></text:span><text:span text:style-name="T14">4</text:span><text:span text:style-name="T13">.enqueue(int data){</text:span></text:p>
      <text:p text:style-name="P16"><text:tab/>Node* temp = new Node();</text:p>
      <text:p text:style-name="P16"><text:tab/>temp→data = data;</text:p>
      <text:p text:style-name="P16"><text:tab/>temp→next = NULL;</text:p>
      <text:p text:style-name="P16"><text:tab/>if(front == NULL and rear == NULL)</text:p>
      <text:p text:style-name="P16"><text:tab/><text:tab/>front=rear=temp;</text:p>
      <text:p text:style-name="P16"><text:tab/>else{</text:p>
      <text:p text:style-name="P16"><text:tab/> <text:s text:c="4"/>rear→next = temp;</text:p>
      <text:p text:style-name="P16"><text:tab/> <text:s text:c="4"/>rear = temp;</text:p>
      <text:p text:style-name="P16"><text:tab/>}</text:p>
      <text:p text:style-name="P16"><text:s text:c="2"/>}</text:p>
      <text:p text:style-name="P1"><text:span text:style-name="T15">5.</text:span><text:span text:style-name="T16">dequeue(){</text:span></text:p>
      <text:p text:style-name="P18"><text:tab/>Node* temp = front;</text:p>
      <text:p text:style-name="P18"><text:tab/>if(front==NULL) print queue is empty</text:p>
      <text:p text:style-name="P18"><text:tab/>if(front==rear) </text:p>
      <text:p text:style-name="P18"><text:tab/><text:tab/>front=rear=NULL;</text:p>
      <text:p text:style-name="P18"><text:tab/>else</text:p>
      <text:p text:style-name="P18"><text:tab/> <text:s text:c="3"/>front = front→next;</text:p>
      <text:p text:style-name="P18"><text:tab/>delete temp;</text:p>
      <text:p text:style-name="P18"><text:s text:c="3"/>}</text:p>
      <text:p text:style-name="P19">6. display(){</text:p>
      <text:p text:style-name="P19"><text:tab/>Node* temp =front;</text:p>
      <text:p text:style-name="P19">while(temp != NULL){</text:p>
      <text:p text:style-name="P19"><text:tab/>print temp→data;</text:p>
      <text:p text:style-name="P19"><text:tab/>temp <text:s/>= temp→next;</text:p>
      <text:p text:style-name="P19"><text:s text:c="2"/>}</text:p>
      <text:p text:style-name="P19">7.en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addition of two polynomials using linked list</text:p>
      <text:p text:style-name="P20"/>
      <text:p text:style-name="P20">1.start</text:p>
      <text:p text:style-name="P20">2.class Node{ int coef, expo,Node* next};</text:p>
      <text:p text:style-name="P20">3.insertBeginning (Node **link, int c, int e){</text:p>
      <text:p text:style-name="P20"><text:s text:c="4"/>Node* temp = new Node();</text:p>
      <text:p text:style-name="P20"><text:s text:c="4"/>temp-&gt;coef =c;</text:p>
      <text:p text:style-name="P20"><text:s text:c="4"/>temp-&gt;expo =e;</text:p>
      <text:p text:style-name="P20"><text:s text:c="4"/>temp-&gt;next = *link;</text:p>
      <text:p text:style-name="P20"><text:s text:c="4"/>*link = temp;</text:p>
      <text:p text:style-name="P20"><text:s text:c="2"/>}</text:p>
      <text:p text:style-name="P20">4. insertEnd(Node **link, int c, int e){</text:p>
      <text:p text:style-name="P20"><text:s text:c="4"/>Node*temp = new Node();</text:p>
      <text:p text:style-name="P20"><text:s text:c="4"/>temp = *link;</text:p>
      <text:p text:style-name="P20"><text:s text:c="4"/>if(*link == NULL)</text:p>
      <text:p text:style-name="P20"><text:s text:c="8"/>insertBeginning(&amp;(*link),c,e);</text:p>
      <text:p text:style-name="P20"><text:s text:c="4"/>else{</text:p>
      <text:p text:style-name="P20"><text:s text:c="8"/>while(temp-&gt;next != NULL){</text:p>
      <text:p text:style-name="P20"><text:s text:c="12"/>temp = temp-&gt;next;</text:p>
      <text:p text:style-name="P20"><text:s text:c="8"/>}</text:p>
      <text:p text:style-name="P20"/>
      <text:p text:style-name="P20"><text:s text:c="8"/>Node *p = new Node();</text:p>
      <text:p text:style-name="P20"><text:s text:c="8"/>p-&gt;coef = c;</text:p>
      <text:p text:style-name="P20"><text:s text:c="8"/>p-&gt;expo = e;</text:p>
      <text:p text:style-name="P20"><text:s text:c="8"/>p-&gt;next = NULL;</text:p>
      <text:p text:style-name="P20"><text:s text:c="8"/>temp-&gt;next = p;</text:p>
      <text:p text:style-name="P20"/>
      <text:p text:style-name="P20"><text:s text:c="4"/>}</text:p>
      <text:p text:style-name="P20"><text:s text:c="2"/>}</text:p>
      <text:p text:style-name="P20">5.Node * addPolynomial(Node *poly1, Node *poly2){</text:p>
      <text:p text:style-name="P20"><text:s text:c="4"/>Node* poly3 = NULL;</text:p>
      <text:p text:style-name="P20"/>
      <text:p text:style-name="P20"><text:s text:c="5"/>while(poly1 != NULL &amp;&amp; poly2 != NULL){</text:p>
      <text:p text:style-name="P20"/>
      <text:p text:style-name="P20"><text:s text:c="8"/>if(poly1-&gt;expo == poly2-&gt;expo){</text:p>
      <text:p text:style-name="P20"><text:s text:c="12"/>insertEnd(&amp;poly3, poly1-&gt;coef+poly2-&gt;coef, poly1-&gt;expo);</text:p>
      <text:p text:style-name="P20"><text:s text:c="12"/>poly1 = poly1-&gt;next;</text:p>
      <text:p text:style-name="P20"><text:s text:c="12"/>poly2 = poly2-&gt;next;</text:p>
      <text:p text:style-name="P20"><text:s text:c="8"/>}</text:p>
      <text:p text:style-name="P20"><text:s text:c="8"/>else{</text:p>
      <text:p text:style-name="P20"><text:s text:c="12"/>if(poly1-&gt;expo &gt; poly2-&gt;expo){</text:p>
      <text:p text:style-name="P20"><text:s text:c="16"/>insertEnd(&amp;poly3, poly1-&gt;coef, poly1-&gt;expo);</text:p>
      <text:p text:style-name="P20"><text:s text:c="16"/>poly1 = poly1-&gt;next;</text:p>
      <text:p text:style-name="P20"/>
      <text:p text:style-name="P20"><text:s text:c="12"/>}else{</text:p>
      <text:p text:style-name="P20"/>
      <text:p text:style-name="P20"><text:s text:c="16"/>insertEnd(&amp;poly3, poly2-&gt;coef, poly2-&gt;expo);</text:p>
      <text:p text:style-name="P20"><text:soft-page-break/><text:s text:c="16"/>poly2 = poly2-&gt;next;</text:p>
      <text:p text:style-name="P20"><text:s text:c="12"/>}</text:p>
      <text:p text:style-name="P20"><text:s text:c="8"/>}</text:p>
      <text:p text:style-name="P20"><text:s text:c="5"/>}</text:p>
      <text:p text:style-name="P20"/>
      <text:p text:style-name="P20"><text:s text:c="5"/>while(poly1 != NULL){</text:p>
      <text:p text:style-name="P20"><text:s text:c="8"/>insertEnd(&amp;poly3,poly1-&gt;coef,poly1-&gt;expo);</text:p>
      <text:p text:style-name="P20"><text:s text:c="8"/>poly1 = poly1-&gt;next;</text:p>
      <text:p text:style-name="P20"><text:s text:c="5"/>}</text:p>
      <text:p text:style-name="P20"><text:s text:c="5"/>while(poly2 != NULL){</text:p>
      <text:p text:style-name="P20"><text:s text:c="8"/>insertEnd(&amp;poly3,poly2-&gt;coef,poly2-&gt;expo);</text:p>
      <text:p text:style-name="P20"><text:s text:c="8"/>poly2 = poly2-&gt;next;</text:p>
      <text:p text:style-name="P20"><text:s text:c="5"/>}</text:p>
      <text:p text:style-name="P20"><text:s text:c="5"/>return poly3;</text:p>
      <text:p text:style-name="P20">}</text:p>
      <text:p text:style-name="P20"/>
      <text:p text:style-name="P20">6.display(Node *link){</text:p>
      <text:p text:style-name="P20"><text:s text:c="4"/>Node *t = new Node();</text:p>
      <text:p text:style-name="P20"><text:s text:c="4"/>t = link;</text:p>
      <text:p text:style-name="P20"><text:s text:c="4"/>while(t != NULL){</text:p>
      <text:p text:style-name="P20"><text:s text:c="8"/>cout&lt;&lt;t-&gt;coef&lt;&lt;"x"&lt;&lt;t-&gt;expo&lt;&lt;" + ";</text:p>
      <text:p text:style-name="P20"><text:s text:c="8"/>t=t-&gt;next;</text:p>
      <text:p text:style-name="P20"><text:s text:c="4"/>}</text:p>
      <text:p text:style-name="P20"><text:s text:c="4"/>cout&lt;&lt;endl;</text:p>
      <text:p text:style-name="P20"><text:s/>}</text:p>
      <text:p text:style-name="P20">7.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2T10:42:44.590000000</meta:creation-date>
    <meta:generator>LibreOffice/7.0.0.3$Windows_X86_64 LibreOffice_project/8061b3e9204bef6b321a21033174034a5e2ea88e</meta:generator>
    <dc:date>2020-10-02T19:44:03.451000000</dc:date>
    <meta:editing-duration>PT14M21S</meta:editing-duration>
    <meta:editing-cycles>3</meta:editing-cycles>
    <meta:document-statistic meta:table-count="0" meta:image-count="0" meta:object-count="0" meta:page-count="5" meta:paragraph-count="129" meta:word-count="604" meta:character-count="4166" meta:non-whitespace-character-count="3220"/>
  </office:meta>
</office:document-meta>
</file>